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292b4" officeooo:paragraph-rsid="001292b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normal" officeooo:rsid="0016480f" officeooo:paragraph-rsid="0016480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6480f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6b01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officeooo:rsid="001292b4" officeooo:paragraph-rsid="001292b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292b4"/>
    </style:style>
    <style:style style:name="P7" style:family="paragraph" style:parent-style-name="Standard">
      <style:paragraph-properties fo:margin-top="0.704cm" fo:margin-bottom="0.704cm" loext:contextual-spacing="false" fo:line-height="150%" fo:text-align="justify" style:justify-single-word="false"/>
      <style:text-properties fo:font-size="12pt" fo:font-weight="normal" officeooo:rsid="001292b4" officeooo:paragraph-rsid="0016480f" style:font-size-asian="10.5pt" style:font-weight-asian="normal" style:font-size-complex="12pt" style:font-weight-complex="normal"/>
    </style:style>
    <style:style style:name="T1" style:family="text">
      <style:text-properties fo:font-size="16pt" fo:font-weight="bold" officeooo:rsid="001292b4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b018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9b6d7" style:font-size-asian="16pt" style:font-weight-asian="bold" style:font-size-complex="16pt" style:font-weight-complex="bold"/>
    </style:style>
    <style:style style:name="T4" style:family="text">
      <style:text-properties officeooo:rsid="0013d64f"/>
    </style:style>
    <style:style style:name="T5" style:family="text">
      <style:text-properties officeooo:rsid="00154d4d"/>
    </style:style>
    <style:style style:name="T6" style:family="text">
      <style:text-properties officeooo:rsid="0016480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6b018" style:font-style-asian="normal" style:font-style-complex="normal"/>
    </style:style>
    <style:style style:name="T9" style:family="text">
      <style:text-properties fo:font-style="normal" officeooo:rsid="0017bfac" style:font-style-asian="normal" style:font-style-complex="normal"/>
    </style:style>
    <style:style style:name="T10" style:family="text">
      <style:text-properties fo:font-style="normal" officeooo:rsid="0019b6d7" style:font-style-asian="normal" style:font-style-complex="normal"/>
    </style:style>
    <style:style style:name="T11" style:family="text">
      <style:text-properties officeooo:rsid="0019b6d7"/>
    </style:style>
    <style:style style:name="T12" style:family="text">
      <style:text-properties fo:font-size="12pt" fo:font-weight="normal" officeooo:rsid="0016480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6b01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9b6d7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fo:font-weight="normal" officeooo:rsid="0016b018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normal" fo:font-weight="normal" officeooo:rsid="0016b018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6480f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9b6d7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7bfac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Uma a</text:span><text:span text:style-name="T1">nálise comparativa ent</text:span><text:span text:style-name="T2">r</text:span><text:span text:style-name="T1">e Waze e Google Maps </text:span></text:p>
      <text:p text:style-name="P5">Dennis van den Berg </text:p>
      <text:p text:style-name="P7">O Waze e o <text:span text:style-name="T11">Go</text:span>ogle <text:span text:style-name="T11">M</text:span>aps são os dois aplicativos mais utilizados para navegação GPS, <text:span text:style-name="T4">o </text:span><text:span text:style-name="T11">W</text:span><text:span text:style-name="T4">aze com mais de 100 milhões na Playstore e o Google Maps com mias de 10 bilhões de downloads, dados tirados da própria Play store. Apesar de ambos os aplicativos serem usados para a navegação GPS, ambos os aplicativos são bem diferentes em seus fundamentos. O </text:span><text:span text:style-name="T5">W</text:span><text:span text:style-name="T4">aze </text:span><text:span text:style-name="T5">é um aplicativo de navegação colaborativo, ou seja, as informações no aplicativo foram coletadas pelos próprios usuários. Já o Google </text:span><text:span text:style-name="T11">M</text:span><text:span text:style-name="T5">aps é um serviço de pesquisa e visualização de mapas e imagens de satélite, que dentre as muitas funcionalidades possui o serviço de navegação por GPS. </text:span><text:span text:style-name="T6">A Waze foi criada por uma empresa Israelense, Waze Mobile, em 2008, já a Google Maps, foi criada pela Google, como o próprio nome sugere, em 2005, e ironicamente hoje em dia ambas pertencem à Google.</text:span></text:p>
      <text:p text:style-name="P3"><text:span text:style-name="T12">As maiores vantagens do Google Maps é o seu grande número de recursos, podendo ver os mapas e as imagens de satélite, encontrar lugares, com uma grande quantidade de informações sobre o local, como avaliação dos usuários, fotos e comentários, horários que abre e fecha, com dados de maior e menor movimento, questões de acessibilidade e muito mais. O Google </text:span><text:span text:style-name="T14">M</text:span><text:span text:style-name="T12">aps também permite a integração de roteiros </text:span><text:span text:style-name="T13">(de carro e a pé), possui mapas off-line a ainda permite a visualização </text:span><text:span text:style-name="T15">street-view.</text:span><text:span text:style-name="T16"> </text:span><text:span text:style-name="T17"><text:s/></text:span><text:span text:style-name="T16">O Waze possui um número bem inferior de recursos, o que facilita muito o seu uso, já que tem uma finalidade muito mais específica também. Além disso os seus dados são atualizados automaticamente com os outros usuários, possui alertas de perigo e policiais e ainda possui um modo especial para motociclistas. </text:span><text:span text:style-name="T18">Quanto a pontos negativos o próprio excesso <text:s/>de funcionalidade do Google Maps pode ser visto como um deles, já o Waze é dependente de internet, além de possuir propaganda e também vários avatares e ícones nos mapas o que pode acabar distraindo o usuário durante a direção. </text:span></text:p>
      <text:p text:style-name="P2"><text:span text:style-name="T8"/></text:p>
      <text:p text:style-name="P4"><text:span text:style-name="T16">Nesta análise fica claro que ambos os aplicativos funcionam muito bem dentro finalidades para as quais foram criadas, tanto que mesmo pertencendo a mesma empresa, ambos os aplicativos continuam existindo separadamente, onde temos o Google </text:span><text:span text:style-name="T18">M</text:span><text:span text:style-name="T16">aps muito mais indicado para explorar a localidade, mas que acaba sendo utilizado por alguns usuários como sistema de navegação de </text:span><text:span text:style-name="T18">GPS</text:span><text:span text:style-name="T16"> por alguns muitos usuários, provavelmente por estarem mais familiarizados com o aplicativo e não precisarem das funcionalidades especificas do Waze. E a Waze que realmente é mais focada em navegação GPS, </text:span><text:span text:style-name="T19">assim mais indicadas para usuários que procuram esse uso específico com funcionalidades mais voltadas ao tráfego e a navegação GPS. <text:s/>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6:22:58.160857673</meta:creation-date>
    <dc:date>2022-03-02T17:39:18.290367024</dc:date>
    <meta:editing-duration>PT10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44" meta:character-count="2688" meta:non-whitespace-character-count="2242"/>
  </office:meta>
</office:document-meta>
</file>